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/>
    <style:font-face style:name="DejaVu Serif1" svg:font-family="'DejaVu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erif"/>
    </style:style>
    <style:style style:name="ce2" style:family="table-cell" style:parent-style-name="Default">
      <style:text-properties style:font-name="DejaVu Serif1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OPENMP STRONG SCALABILITY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Grid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ime [s]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5"/>
          <table:table-cell table:style-name="ce1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42.9" calcext:value-type="float">
            <text:p>42,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22.28" calcext:value-type="float">
            <text:p>22,28</text:p>
          </table:table-cell>
          <table:table-cell table:formula="of:=[.$D$4]/[.D5]" office:value-type="float" office:value="1.92549371633752" calcext:value-type="float">
            <text:p>1,92549371633752</text:p>
          </table:table-cell>
          <table:table-cell table:formula="of:=[.E5]/[.C5]" office:value-type="float" office:value="0.962746858168761" calcext:value-type="float">
            <text:p>0,9627468581687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11.85" calcext:value-type="float">
            <text:p>11,85</text:p>
          </table:table-cell>
          <table:table-cell table:formula="of:=[.$D$4]/[.D6]" office:value-type="float" office:value="3.62025316455696" calcext:value-type="float">
            <text:p>3,62025316455696</text:p>
          </table:table-cell>
          <table:table-cell table:formula="of:=[.E6]/[.C6]" office:value-type="float" office:value="0.905063291139241" calcext:value-type="float">
            <text:p>0,9050632911392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6.85" calcext:value-type="float">
            <text:p>6,85</text:p>
          </table:table-cell>
          <table:table-cell table:formula="of:=[.$D$4]/[.D7]" office:value-type="float" office:value="6.26277372262774" calcext:value-type="float">
            <text:p>6,26277372262774</text:p>
          </table:table-cell>
          <table:table-cell table:formula="of:=[.E7]/[.C7]" office:value-type="float" office:value="0.782846715328467" calcext:value-type="float">
            <text:p>0,78284671532846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2" calcext:value-type="float">
            <text:p>12</text:p>
          </table:table-cell>
          <table:table-cell office:value-type="float" office:value="5.38" calcext:value-type="float">
            <text:p>5,38</text:p>
          </table:table-cell>
          <table:table-cell table:formula="of:=[.$D$4]/[.D8]" office:value-type="float" office:value="7.97397769516729" calcext:value-type="float">
            <text:p>7,97397769516729</text:p>
          </table:table-cell>
          <table:table-cell table:formula="of:=[.E8]/[.C8]" office:value-type="float" office:value="0.66449814126394" calcext:value-type="float">
            <text:p>0,664498141263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float" office:value="4.54" calcext:value-type="float">
            <text:p>4,54</text:p>
          </table:table-cell>
          <table:table-cell table:formula="of:=[.$D$4]/[.D9]" office:value-type="float" office:value="9.44933920704846" calcext:value-type="float">
            <text:p>9,44933920704846</text:p>
          </table:table-cell>
          <table:table-cell table:formula="of:=[.E9]/[.C9]" office:value-type="float" office:value="0.590583700440529" calcext:value-type="float">
            <text:p>0,59058370044052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24" calcext:value-type="float">
            <text:p>24</text:p>
          </table:table-cell>
          <table:table-cell office:value-type="float" office:value="3.32" calcext:value-type="float">
            <text:p>3,32</text:p>
          </table:table-cell>
          <table:table-cell table:formula="of:=[.$D$4]/[.D10]" office:value-type="float" office:value="12.921686746988" calcext:value-type="float">
            <text:p>12,921686746988</text:p>
          </table:table-cell>
          <table:table-cell table:formula="of:=[.E10]/[.C10]" office:value-type="float" office:value="0.538403614457831" calcext:value-type="float">
            <text:p>0,5384036144578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office:value-type="float" office:value="2.95" calcext:value-type="float">
            <text:p>2,95</text:p>
          </table:table-cell>
          <table:table-cell table:formula="of:=[.$D$4]/[.D11]" office:value-type="float" office:value="14.5423728813559" calcext:value-type="float">
            <text:p>14,5423728813559</text:p>
          </table:table-cell>
          <table:table-cell table:formula="of:=[.E11]/[.C11]" office:value-type="float" office:value="0.454449152542373" calcext:value-type="float">
            <text:p>0,45444915254237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48" calcext:value-type="float">
            <text:p>48</text:p>
          </table:table-cell>
          <table:table-cell office:value-type="float" office:value="2.39" calcext:value-type="float">
            <text:p>2,39</text:p>
          </table:table-cell>
          <table:table-cell table:formula="of:=[.$D$4]/[.D12]" office:value-type="float" office:value="17.9497907949791" calcext:value-type="float">
            <text:p>17,9497907949791</text:p>
          </table:table-cell>
          <table:table-cell table:formula="of:=[.E12]/[.C12]" office:value-type="float" office:value="0.373953974895397" calcext:value-type="float">
            <text:p>0,37395397489539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office:value-type="float" office:value="2.22" calcext:value-type="float">
            <text:p>2,22</text:p>
          </table:table-cell>
          <table:table-cell table:formula="of:=[.$D$4]/[.D13]" office:value-type="float" office:value="19.3243243243243" calcext:value-type="float">
            <text:p>19,3243243243243</text:p>
          </table:table-cell>
          <table:table-cell table:formula="of:=[.E13]/[.C13]" office:value-type="float" office:value="0.301942567567568" calcext:value-type="float">
            <text:p>0,30194256756756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96" calcext:value-type="float">
            <text:p>96</text:p>
          </table:table-cell>
          <table:table-cell office:value-type="float" office:value="3.64" calcext:value-type="float">
            <text:p>3,64</text:p>
          </table:table-cell>
          <table:table-cell table:formula="of:=[.$D$4]/[.D14]" office:value-type="float" office:value="11.7857142857143" calcext:value-type="float">
            <text:p>11,7857142857143</text:p>
          </table:table-cell>
          <table:table-cell table:formula="of:=[.E14]/[.C14]" office:value-type="float" office:value="0.122767857142857" calcext:value-type="float">
            <text:p>0,1227678571428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28" calcext:value-type="float">
            <text:p>128</text:p>
          </table:table-cell>
          <table:table-cell office:value-type="float" office:value="3.02" calcext:value-type="float">
            <text:p>3,02</text:p>
          </table:table-cell>
          <table:table-cell table:formula="of:=[.$D$4]/[.D15]" office:value-type="float" office:value="14.205298013245" calcext:value-type="float">
            <text:p>14,205298013245</text:p>
          </table:table-cell>
          <table:table-cell table:formula="of:=[.E15]/[.C15]" office:value-type="float" office:value="0.110978890728477" calcext:value-type="float">
            <text:p>0,110978890728477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71.02" calcext:value-type="float">
            <text:p>171,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88.59" calcext:value-type="float">
            <text:p>88,59</text:p>
          </table:table-cell>
          <table:table-cell table:formula="of:=[.$D$17]/[.D18]" office:value-type="float" office:value="1.93046619257253" calcext:value-type="float">
            <text:p>1,93046619257253</text:p>
          </table:table-cell>
          <table:table-cell table:formula="of:=[.E18]/[.C18]" office:value-type="float" office:value="0.965233096286262" calcext:value-type="float">
            <text:p>0,96523309628626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47.51" calcext:value-type="float">
            <text:p>47,51</text:p>
          </table:table-cell>
          <table:table-cell table:formula="of:=[.$D$17]/[.D19]" office:value-type="float" office:value="3.59966322879394" calcext:value-type="float">
            <text:p>3,59966322879394</text:p>
          </table:table-cell>
          <table:table-cell table:formula="of:=[.E19]/[.C19]" office:value-type="float" office:value="0.899915807198485" calcext:value-type="float">
            <text:p>0,89991580719848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6.23" calcext:value-type="float">
            <text:p>26,23</text:p>
          </table:table-cell>
          <table:table-cell table:formula="of:=[.$D$17]/[.D20]" office:value-type="float" office:value="6.52001524971407" calcext:value-type="float">
            <text:p>6,52001524971407</text:p>
          </table:table-cell>
          <table:table-cell table:formula="of:=[.E20]/[.C20]" office:value-type="float" office:value="0.815001906214259" calcext:value-type="float">
            <text:p>0,81500190621425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18.64" calcext:value-type="float">
            <text:p>18,64</text:p>
          </table:table-cell>
          <table:table-cell table:formula="of:=[.$D$17]/[.D21]" office:value-type="float" office:value="9.17489270386266" calcext:value-type="float">
            <text:p>9,17489270386266</text:p>
          </table:table-cell>
          <table:table-cell table:formula="of:=[.E21]/[.C21]" office:value-type="float" office:value="0.764574391988555" calcext:value-type="float">
            <text:p>0,76457439198855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5.29" calcext:value-type="float">
            <text:p>15,29</text:p>
          </table:table-cell>
          <table:table-cell table:formula="of:=[.$D$17]/[.D22]" office:value-type="float" office:value="11.185088293002" calcext:value-type="float">
            <text:p>11,185088293002</text:p>
          </table:table-cell>
          <table:table-cell table:formula="of:=[.E22]/[.C22]" office:value-type="float" office:value="0.699068018312623" calcext:value-type="float">
            <text:p>0,69906801831262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11.84" calcext:value-type="float">
            <text:p>11,84</text:p>
          </table:table-cell>
          <table:table-cell table:formula="of:=[.$D$17]/[.D23]" office:value-type="float" office:value="14.4442567567568" calcext:value-type="float">
            <text:p>14,4442567567568</text:p>
          </table:table-cell>
          <table:table-cell table:formula="of:=[.E23]/[.C23]" office:value-type="float" office:value="0.601844031531532" calcext:value-type="float">
            <text:p>0,60184403153153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9.94" calcext:value-type="float">
            <text:p>9,94</text:p>
          </table:table-cell>
          <table:table-cell table:formula="of:=[.$D$17]/[.D24]" office:value-type="float" office:value="17.20523138833" calcext:value-type="float">
            <text:p>17,20523138833</text:p>
          </table:table-cell>
          <table:table-cell table:formula="of:=[.E24]/[.C24]" office:value-type="float" office:value="0.537663480885312" calcext:value-type="float">
            <text:p>0,5376634808853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48" calcext:value-type="float">
            <text:p>48</text:p>
          </table:table-cell>
          <table:table-cell office:value-type="float" office:value="8.39" calcext:value-type="float">
            <text:p>8,39</text:p>
          </table:table-cell>
          <table:table-cell table:formula="of:=[.$D$17]/[.D25]" office:value-type="float" office:value="20.3837902264601" calcext:value-type="float">
            <text:p>20,3837902264601</text:p>
          </table:table-cell>
          <table:table-cell table:formula="of:=[.E25]/[.C25]" office:value-type="float" office:value="0.424662296384585" calcext:value-type="float">
            <text:p>0,42466229638458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7.62" calcext:value-type="float">
            <text:p>7,62</text:p>
          </table:table-cell>
          <table:table-cell table:formula="of:=[.$D$17]/[.D26]" office:value-type="float" office:value="22.4435695538058" calcext:value-type="float">
            <text:p>22,4435695538058</text:p>
          </table:table-cell>
          <table:table-cell table:formula="of:=[.E26]/[.C26]" office:value-type="float" office:value="0.350680774278215" calcext:value-type="float">
            <text:p>0,35068077427821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96" calcext:value-type="float">
            <text:p>96</text:p>
          </table:table-cell>
          <table:table-cell office:value-type="float" office:value="9.75" calcext:value-type="float">
            <text:p>9,75</text:p>
          </table:table-cell>
          <table:table-cell table:formula="of:=[.$D$17]/[.D27]" office:value-type="float" office:value="17.5405128205128" calcext:value-type="float">
            <text:p>17,5405128205128</text:p>
          </table:table-cell>
          <table:table-cell table:formula="of:=[.E27]/[.C27]" office:value-type="float" office:value="0.182713675213675" calcext:value-type="float">
            <text:p>0,18271367521367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9.73" calcext:value-type="float">
            <text:p>9,73</text:p>
          </table:table-cell>
          <table:table-cell table:formula="of:=[.$D$17]/[.D28]" office:value-type="float" office:value="17.5765673175745" calcext:value-type="float">
            <text:p>17,5765673175745</text:p>
          </table:table-cell>
          <table:table-cell table:formula="of:=[.E28]/[.C28]" office:value-type="float" office:value="0.137316932168551" calcext:value-type="float">
            <text:p>0,137316932168551</text:p>
          </table:table-cell>
          <table:table-cell table:number-columns-repeated="10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string" calcext:value-type="string">
            <text:p>MPI WEAK SCALABILIT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rid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Time [s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071" calcext:value-type="float">
            <text:p>707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.47" calcext:value-type="float">
            <text:p>2,4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660" calcext:value-type="float">
            <text:p>866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.48" calcext:value-type="float">
            <text:p>2,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,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180" calcext:value-type="float">
            <text:p>1118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.85" calcext:value-type="float">
            <text:p>2,8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247" calcext:value-type="float">
            <text:p>12247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2.93" calcext:value-type="float">
            <text:p>2,93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.9" calcext:value-type="float">
            <text:p>42,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071" calcext:value-type="float">
            <text:p>70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.51" calcext:value-type="float">
            <text:p>43,5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660" calcext:value-type="float">
            <text:p>86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.22" calcext:value-type="float">
            <text:p>44,2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.85" calcext:value-type="float">
            <text:p>44,8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180" calcext:value-type="float">
            <text:p>111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.55" calcext:value-type="float">
            <text:p>45,5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247" calcext:value-type="float">
            <text:p>1224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.23" calcext:value-type="float">
            <text:p>46,23</text:p>
          </table:table-cell>
          <table:table-cell table:number-columns-repeated="11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MPI STRONG SCALABILITY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Grid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Time [s]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,15</text:p>
          </table:table-cell>
          <table:table-cell table:formula="of:=[.$E$56]/[.E57]" office:value-type="float" office:value="1.9304347826087" calcext:value-type="float">
            <text:p>1,9304347826087</text:p>
          </table:table-cell>
          <table:table-cell table:formula="of:=[.F57]/[.D57]" office:value-type="float" office:value="0.965217391304348" calcext:value-type="float">
            <text:p>0,9652173913043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table:formula="of:=[.$E$56]/[.E58]" office:value-type="float" office:value="2.775" calcext:value-type="float">
            <text:p>2,775</text:p>
          </table:table-cell>
          <table:table-cell table:formula="of:=[.F58]/[.D58]" office:value-type="float" office:value="0.925" calcext:value-type="float">
            <text:p>0,9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,66</text:p>
          </table:table-cell>
          <table:table-cell table:formula="of:=[.$E$56]/[.E59]" office:value-type="float" office:value="3.36363636363636" calcext:value-type="float">
            <text:p>3,36363636363636</text:p>
          </table:table-cell>
          <table:table-cell table:formula="of:=[.F59]/[.D59]" office:value-type="float" office:value="0.840909090909091" calcext:value-type="float">
            <text:p>0,8409090909090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,55</text:p>
          </table:table-cell>
          <table:table-cell table:formula="of:=[.$E$56]/[.E60]" office:value-type="float" office:value="4.03636363636364" calcext:value-type="float">
            <text:p>4,03636363636364</text:p>
          </table:table-cell>
          <table:table-cell table:formula="of:=[.F60]/[.D60]" office:value-type="float" office:value="0.807272727272727" calcext:value-type="float">
            <text:p>0,8072727272727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48" calcext:value-type="float">
            <text:p>0,48</text:p>
          </table:table-cell>
          <table:table-cell table:formula="of:=[.$E$56]/[.E61]" office:value-type="float" office:value="4.625" calcext:value-type="float">
            <text:p>4,625</text:p>
          </table:table-cell>
          <table:table-cell table:formula="of:=[.F61]/[.D61]" office:value-type="float" office:value="0.770833333333334" calcext:value-type="float">
            <text:p>0,770833333333334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7.59" calcext:value-type="float">
            <text:p>7,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.74" calcext:value-type="float">
            <text:p>4,74</text:p>
          </table:table-cell>
          <table:table-cell table:formula="of:=[.$E$63]/[.E64]" office:value-type="float" office:value="1.60126582278481" calcext:value-type="float">
            <text:p>1,60126582278481</text:p>
          </table:table-cell>
          <table:table-cell table:formula="of:=[.F64]/[.D64]" office:value-type="float" office:value="0.800632911392405" calcext:value-type="float">
            <text:p>0,8006329113924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,24</text:p>
          </table:table-cell>
          <table:table-cell table:formula="of:=[.$E$63]/[.E65]" office:value-type="float" office:value="2.34259259259259" calcext:value-type="float">
            <text:p>2,34259259259259</text:p>
          </table:table-cell>
          <table:table-cell table:formula="of:=[.F65]/[.D65]" office:value-type="float" office:value="0.780864197530864" calcext:value-type="float">
            <text:p>0,7808641975308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.65" calcext:value-type="float">
            <text:p>2,65</text:p>
          </table:table-cell>
          <table:table-cell table:formula="of:=[.$E$63]/[.E66]" office:value-type="float" office:value="2.86415094339623" calcext:value-type="float">
            <text:p>2,86415094339623</text:p>
          </table:table-cell>
          <table:table-cell table:formula="of:=[.F66]/[.D66]" office:value-type="float" office:value="0.716037735849057" calcext:value-type="float">
            <text:p>0,7160377358490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.22" calcext:value-type="float">
            <text:p>2,22</text:p>
          </table:table-cell>
          <table:table-cell table:formula="of:=[.$E$63]/[.E67]" office:value-type="float" office:value="3.41891891891892" calcext:value-type="float">
            <text:p>3,41891891891892</text:p>
          </table:table-cell>
          <table:table-cell table:formula="of:=[.F67]/[.D67]" office:value-type="float" office:value="0.683783783783784" calcext:value-type="float">
            <text:p>0,6837837837837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.95" calcext:value-type="float">
            <text:p>1,95</text:p>
          </table:table-cell>
          <table:table-cell table:formula="of:=[.$E$63]/[.E68]" office:value-type="float" office:value="3.89230769230769" calcext:value-type="float">
            <text:p>3,89230769230769</text:p>
          </table:table-cell>
          <table:table-cell table:formula="of:=[.F68]/[.D68]" office:value-type="float" office:value="0.648717948717949" calcext:value-type="float">
            <text:p>0,648717948717949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.65" calcext:value-type="float">
            <text:p>16,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9.45" calcext:value-type="float">
            <text:p>9,45</text:p>
          </table:table-cell>
          <table:table-cell table:formula="of:=[.$E$70]/[.E71]" office:value-type="float" office:value="1.76190476190476" calcext:value-type="float">
            <text:p>1,76190476190476</text:p>
          </table:table-cell>
          <table:table-cell table:formula="of:=[.F71]/[.D71]" office:value-type="float" office:value="0.880952380952381" calcext:value-type="float">
            <text:p>0,8809523809523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7.44" calcext:value-type="float">
            <text:p>7,44</text:p>
          </table:table-cell>
          <table:table-cell table:formula="of:=[.$E$70]/[.E72]" office:value-type="float" office:value="2.23790322580645" calcext:value-type="float">
            <text:p>2,23790322580645</text:p>
          </table:table-cell>
          <table:table-cell table:formula="of:=[.F72]/[.D72]" office:value-type="float" office:value="0.745967741935484" calcext:value-type="float">
            <text:p>0,7459677419354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5.83" calcext:value-type="float">
            <text:p>5,83</text:p>
          </table:table-cell>
          <table:table-cell table:formula="of:=[.$E$70]/[.E73]" office:value-type="float" office:value="2.85591766723842" calcext:value-type="float">
            <text:p>2,85591766723842</text:p>
          </table:table-cell>
          <table:table-cell table:formula="of:=[.F73]/[.D73]" office:value-type="float" office:value="0.713979416809605" calcext:value-type="float">
            <text:p>0,7139794168096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5.32" calcext:value-type="float">
            <text:p>5,32</text:p>
          </table:table-cell>
          <table:table-cell table:formula="of:=[.$E$70]/[.E74]" office:value-type="float" office:value="3.1296992481203" calcext:value-type="float">
            <text:p>3,1296992481203</text:p>
          </table:table-cell>
          <table:table-cell table:formula="of:=[.F74]/[.D74]" office:value-type="float" office:value="0.62593984962406" calcext:value-type="float">
            <text:p>0,625939849624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4.59" calcext:value-type="float">
            <text:p>4,59</text:p>
          </table:table-cell>
          <table:table-cell table:formula="of:=[.$E$70]/[.E75]" office:value-type="float" office:value="3.62745098039216" calcext:value-type="float">
            <text:p>3,62745098039216</text:p>
          </table:table-cell>
          <table:table-cell table:formula="of:=[.F75]/[.D75]" office:value-type="float" office:value="0.604575163398693" calcext:value-type="float">
            <text:p>0,604575163398693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8.64" calcext:value-type="float">
            <text:p>28,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7.02" calcext:value-type="float">
            <text:p>17,02</text:p>
          </table:table-cell>
          <table:table-cell table:formula="of:=[.$E$77]/[.E78]" office:value-type="float" office:value="1.68272620446534" calcext:value-type="float">
            <text:p>1,68272620446534</text:p>
          </table:table-cell>
          <table:table-cell table:formula="of:=[.F78]/[.D78]" office:value-type="float" office:value="0.841363102232667" calcext:value-type="float">
            <text:p>0,841363102232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.28" calcext:value-type="float">
            <text:p>12,28</text:p>
          </table:table-cell>
          <table:table-cell table:formula="of:=[.$E$77]/[.E79]" office:value-type="float" office:value="2.33224755700326" calcext:value-type="float">
            <text:p>2,33224755700326</text:p>
          </table:table-cell>
          <table:table-cell table:formula="of:=[.F79]/[.D79]" office:value-type="float" office:value="0.777415852334419" calcext:value-type="float">
            <text:p>0,7774158523344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0.04" calcext:value-type="float">
            <text:p>10,04</text:p>
          </table:table-cell>
          <table:table-cell table:formula="of:=[.$E$77]/[.E80]" office:value-type="float" office:value="2.85258964143426" calcext:value-type="float">
            <text:p>2,85258964143426</text:p>
          </table:table-cell>
          <table:table-cell table:formula="of:=[.F80]/[.D80]" office:value-type="float" office:value="0.713147410358566" calcext:value-type="float">
            <text:p>0,7131474103585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8.59" calcext:value-type="float">
            <text:p>8,59</text:p>
          </table:table-cell>
          <table:table-cell table:formula="of:=[.$E$77]/[.E81]" office:value-type="float" office:value="3.33410942956927" calcext:value-type="float">
            <text:p>3,33410942956927</text:p>
          </table:table-cell>
          <table:table-cell table:formula="of:=[.F81]/[.D81]" office:value-type="float" office:value="0.666821885913853" calcext:value-type="float">
            <text:p>0,6668218859138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7.59" calcext:value-type="float">
            <text:p>7,59</text:p>
          </table:table-cell>
          <table:table-cell table:formula="of:=[.$E$77]/[.E82]" office:value-type="float" office:value="3.7733860342556" calcext:value-type="float">
            <text:p>3,7733860342556</text:p>
          </table:table-cell>
          <table:table-cell table:formula="of:=[.F82]/[.D82]" office:value-type="float" office:value="0.628897672375933" calcext:value-type="float">
            <text:p>0,628897672375933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.95" calcext:value-type="float">
            <text:p>6,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,25</text:p>
          </table:table-cell>
          <table:table-cell table:formula="of:=[.$E$84]/[.E85]" office:value-type="float" office:value="1.63529411764706" calcext:value-type="float">
            <text:p>1,63529411764706</text:p>
          </table:table-cell>
          <table:table-cell table:formula="of:=[.F85]/[.D85]" office:value-type="float" office:value="0.817647058823529" calcext:value-type="float">
            <text:p>0,8176470588235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31" calcext:value-type="float">
            <text:p>2,31</text:p>
          </table:table-cell>
          <table:table-cell table:formula="of:=[.$E$84]/[.E86]" office:value-type="float" office:value="3.00865800865801" calcext:value-type="float">
            <text:p>3,00865800865801</text:p>
          </table:table-cell>
          <table:table-cell table:formula="of:=[.F86]/[.D86]" office:value-type="float" office:value="0.752164502164502" calcext:value-type="float">
            <text:p>0,7521645021645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,65</text:p>
          </table:table-cell>
          <table:table-cell table:formula="of:=[.$E$84]/[.E87]" office:value-type="float" office:value="4.21212121212121" calcext:value-type="float">
            <text:p>4,21212121212121</text:p>
          </table:table-cell>
          <table:table-cell table:formula="of:=[.F87]/[.D87]" office:value-type="float" office:value="0.702020202020202" calcext:value-type="float">
            <text:p>0,7020202020202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45" calcext:value-type="float">
            <text:p>1,45</text:p>
          </table:table-cell>
          <table:table-cell table:formula="of:=[.$E$84]/[.E88]" office:value-type="float" office:value="4.79310344827586" calcext:value-type="float">
            <text:p>4,79310344827586</text:p>
          </table:table-cell>
          <table:table-cell table:formula="of:=[.F88]/[.D88]" office:value-type="float" office:value="0.599137931034483" calcext:value-type="float">
            <text:p>0,5991379310344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.18" calcext:value-type="float">
            <text:p>1,18</text:p>
          </table:table-cell>
          <table:table-cell table:formula="of:=[.$E$84]/[.E89]" office:value-type="float" office:value="5.88983050847458" calcext:value-type="float">
            <text:p>5,88983050847458</text:p>
          </table:table-cell>
          <table:table-cell table:formula="of:=[.F89]/[.D89]" office:value-type="float" office:value="0.588983050847458" calcext:value-type="float">
            <text:p>0,5889830508474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.05" calcext:value-type="float">
            <text:p>1,05</text:p>
          </table:table-cell>
          <table:table-cell table:formula="of:=[.$E$84]/[.E90]" office:value-type="float" office:value="6.61904761904762" calcext:value-type="float">
            <text:p>6,61904761904762</text:p>
          </table:table-cell>
          <table:table-cell table:formula="of:=[.F90]/[.D90]" office:value-type="float" office:value="0.551587301587302" calcext:value-type="float">
            <text:p>0,5515873015873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96" calcext:value-type="float">
            <text:p>0,96</text:p>
          </table:table-cell>
          <table:table-cell table:formula="of:=[.$E$84]/[.E91]" office:value-type="float" office:value="7.23958333333333" calcext:value-type="float">
            <text:p>7,23958333333333</text:p>
          </table:table-cell>
          <table:table-cell table:formula="of:=[.F91]/[.D91]" office:value-type="float" office:value="0.452473958333333" calcext:value-type="float">
            <text:p>0,4524739583333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91" calcext:value-type="float">
            <text:p>0,91</text:p>
          </table:table-cell>
          <table:table-cell table:formula="of:=[.$E$84]/[.E92]" office:value-type="float" office:value="7.63736263736264" calcext:value-type="float">
            <text:p>7,63736263736264</text:p>
          </table:table-cell>
          <table:table-cell table:formula="of:=[.F92]/[.D92]" office:value-type="float" office:value="0.381868131868132" calcext:value-type="float">
            <text:p>0,3818681318681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77" calcext:value-type="float">
            <text:p>0,77</text:p>
          </table:table-cell>
          <table:table-cell table:formula="of:=[.$E$84]/[.E93]" office:value-type="float" office:value="9.02597402597403" calcext:value-type="float">
            <text:p>9,02597402597403</text:p>
          </table:table-cell>
          <table:table-cell table:formula="of:=[.F93]/[.D93]" office:value-type="float" office:value="0.376082251082251" calcext:value-type="float">
            <text:p>0,3760822510822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59" calcext:value-type="float">
            <text:p>0,59</text:p>
          </table:table-cell>
          <table:table-cell table:formula="of:=[.$E$84]/[.E94]" office:value-type="float" office:value="11.7796610169492" calcext:value-type="float">
            <text:p>11,7796610169492</text:p>
          </table:table-cell>
          <table:table-cell table:formula="of:=[.F94]/[.D94]" office:value-type="float" office:value="0.420702179176756" calcext:value-type="float">
            <text:p>0,4207021791767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64" calcext:value-type="float">
            <text:p>0,64</text:p>
          </table:table-cell>
          <table:table-cell table:formula="of:=[.$E$84]/[.E95]" office:value-type="float" office:value="10.859375" calcext:value-type="float">
            <text:p>10,859375</text:p>
          </table:table-cell>
          <table:table-cell table:formula="of:=[.F95]/[.D95]" office:value-type="float" office:value="0.33935546875" calcext:value-type="float">
            <text:p>0,339355468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0.59" calcext:value-type="float">
            <text:p>0,59</text:p>
          </table:table-cell>
          <table:table-cell table:formula="of:=[.$E$84]/[.E96]" office:value-type="float" office:value="11.7796610169492" calcext:value-type="float">
            <text:p>11,7796610169492</text:p>
          </table:table-cell>
          <table:table-cell table:formula="of:=[.F96]/[.D96]" office:value-type="float" office:value="0.327212806026365" calcext:value-type="float">
            <text:p>0,3272128060263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,6</text:p>
          </table:table-cell>
          <table:table-cell table:formula="of:=[.$E$84]/[.E97]" office:value-type="float" office:value="11.5833333333333" calcext:value-type="float">
            <text:p>11,5833333333333</text:p>
          </table:table-cell>
          <table:table-cell table:formula="of:=[.F97]/[.D97]" office:value-type="float" office:value="0.289583333333333" calcext:value-type="float">
            <text:p>0,2895833333333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.53" calcext:value-type="float">
            <text:p>0,53</text:p>
          </table:table-cell>
          <table:table-cell table:formula="of:=[.$E$84]/[.E98]" office:value-type="float" office:value="13.1132075471698" calcext:value-type="float">
            <text:p>13,1132075471698</text:p>
          </table:table-cell>
          <table:table-cell table:formula="of:=[.F98]/[.D98]" office:value-type="float" office:value="0.298027444253859" calcext:value-type="float">
            <text:p>0,2980274442538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.49" calcext:value-type="float">
            <text:p>0,49</text:p>
          </table:table-cell>
          <table:table-cell table:formula="of:=[.$E$84]/[.E99]" office:value-type="float" office:value="14.1836734693878" calcext:value-type="float">
            <text:p>14,1836734693878</text:p>
          </table:table-cell>
          <table:table-cell table:formula="of:=[.F99]/[.D99]" office:value-type="float" office:value="0.295493197278912" calcext:value-type="float">
            <text:p>0,295493197278912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.15" calcext:value-type="float">
            <text:p>26,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.92" calcext:value-type="float">
            <text:p>13,92</text:p>
          </table:table-cell>
          <table:table-cell table:formula="of:=[.$E$101]/[.E102]" office:value-type="float" office:value="1.87859195402299" calcext:value-type="float">
            <text:p>1,87859195402299</text:p>
          </table:table-cell>
          <table:table-cell table:formula="of:=[.F102]/[.D102]" office:value-type="float" office:value="0.939295977011494" calcext:value-type="float">
            <text:p>0,9392959770114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79" calcext:value-type="float">
            <text:p>7,79</text:p>
          </table:table-cell>
          <table:table-cell table:formula="of:=[.$E$101]/[.E103]" office:value-type="float" office:value="3.35686777920411" calcext:value-type="float">
            <text:p>3,35686777920411</text:p>
          </table:table-cell>
          <table:table-cell table:formula="of:=[.F103]/[.D103]" office:value-type="float" office:value="0.839216944801027" calcext:value-type="float">
            <text:p>0,8392169448010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,9</text:p>
          </table:table-cell>
          <table:table-cell table:formula="of:=[.$E$101]/[.E104]" office:value-type="float" office:value="4.43220338983051" calcext:value-type="float">
            <text:p>4,43220338983051</text:p>
          </table:table-cell>
          <table:table-cell table:formula="of:=[.F104]/[.D104]" office:value-type="float" office:value="0.738700564971751" calcext:value-type="float">
            <text:p>0,7387005649717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.62" calcext:value-type="float">
            <text:p>4,62</text:p>
          </table:table-cell>
          <table:table-cell table:formula="of:=[.$E$101]/[.E105]" office:value-type="float" office:value="5.66017316017316" calcext:value-type="float">
            <text:p>5,66017316017316</text:p>
          </table:table-cell>
          <table:table-cell table:formula="of:=[.F105]/[.D105]" office:value-type="float" office:value="0.707521645021645" calcext:value-type="float">
            <text:p>0,7075216450216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.83" calcext:value-type="float">
            <text:p>3,83</text:p>
          </table:table-cell>
          <table:table-cell table:formula="of:=[.$E$101]/[.E106]" office:value-type="float" office:value="6.82767624020888" calcext:value-type="float">
            <text:p>6,82767624020888</text:p>
          </table:table-cell>
          <table:table-cell table:formula="of:=[.F106]/[.D106]" office:value-type="float" office:value="0.682767624020888" calcext:value-type="float">
            <text:p>0,6827676240208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.37" calcext:value-type="float">
            <text:p>3,37</text:p>
          </table:table-cell>
          <table:table-cell table:formula="of:=[.$E$101]/[.E107]" office:value-type="float" office:value="7.75964391691395" calcext:value-type="float">
            <text:p>7,75964391691395</text:p>
          </table:table-cell>
          <table:table-cell table:formula="of:=[.F107]/[.D107]" office:value-type="float" office:value="0.646636993076162" calcext:value-type="float">
            <text:p>0,6466369930761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07" calcext:value-type="float">
            <text:p>3,07</text:p>
          </table:table-cell>
          <table:table-cell table:formula="of:=[.$E$101]/[.E108]" office:value-type="float" office:value="8.51791530944625" calcext:value-type="float">
            <text:p>8,51791530944625</text:p>
          </table:table-cell>
          <table:table-cell table:formula="of:=[.F108]/[.D108]" office:value-type="float" office:value="0.532369706840391" calcext:value-type="float">
            <text:p>0,5323697068403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.96" calcext:value-type="float">
            <text:p>2,96</text:p>
          </table:table-cell>
          <table:table-cell table:formula="of:=[.$E$101]/[.E109]" office:value-type="float" office:value="8.83445945945946" calcext:value-type="float">
            <text:p>8,83445945945946</text:p>
          </table:table-cell>
          <table:table-cell table:formula="of:=[.F109]/[.D109]" office:value-type="float" office:value="0.441722972972973" calcext:value-type="float">
            <text:p>0,4417229729729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.32" calcext:value-type="float">
            <text:p>2,32</text:p>
          </table:table-cell>
          <table:table-cell table:formula="of:=[.$E$101]/[.E110]" office:value-type="float" office:value="11.2715517241379" calcext:value-type="float">
            <text:p>11,2715517241379</text:p>
          </table:table-cell>
          <table:table-cell table:formula="of:=[.F110]/[.D110]" office:value-type="float" office:value="0.469647988505747" calcext:value-type="float">
            <text:p>0,4696479885057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.17" calcext:value-type="float">
            <text:p>2,17</text:p>
          </table:table-cell>
          <table:table-cell table:formula="of:=[.$E$101]/[.E111]" office:value-type="float" office:value="12.0506912442396" calcext:value-type="float">
            <text:p>12,0506912442396</text:p>
          </table:table-cell>
          <table:table-cell table:formula="of:=[.F111]/[.D111]" office:value-type="float" office:value="0.430381830151415" calcext:value-type="float">
            <text:p>0,4303818301514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24" calcext:value-type="float">
            <text:p>2,24</text:p>
          </table:table-cell>
          <table:table-cell table:formula="of:=[.$E$101]/[.E112]" office:value-type="float" office:value="11.6741071428571" calcext:value-type="float">
            <text:p>11,6741071428571</text:p>
          </table:table-cell>
          <table:table-cell table:formula="of:=[.F112]/[.D112]" office:value-type="float" office:value="0.364815848214286" calcext:value-type="float">
            <text:p>0,3648158482142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.93" calcext:value-type="float">
            <text:p>1,93</text:p>
          </table:table-cell>
          <table:table-cell table:formula="of:=[.$E$101]/[.E113]" office:value-type="float" office:value="13.5492227979275" calcext:value-type="float">
            <text:p>13,5492227979275</text:p>
          </table:table-cell>
          <table:table-cell table:formula="of:=[.F113]/[.D113]" office:value-type="float" office:value="0.376367299942429" calcext:value-type="float">
            <text:p>0,3763672999424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.82" calcext:value-type="float">
            <text:p>1,82</text:p>
          </table:table-cell>
          <table:table-cell table:formula="of:=[.$E$101]/[.E114]" office:value-type="float" office:value="14.3681318681319" calcext:value-type="float">
            <text:p>14,3681318681319</text:p>
          </table:table-cell>
          <table:table-cell table:formula="of:=[.F114]/[.D114]" office:value-type="float" office:value="0.359203296703297" calcext:value-type="float">
            <text:p>0,3592032967032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.69" calcext:value-type="float">
            <text:p>1,69</text:p>
          </table:table-cell>
          <table:table-cell table:formula="of:=[.$E$101]/[.E115]" office:value-type="float" office:value="15.4733727810651" calcext:value-type="float">
            <text:p>15,4733727810651</text:p>
          </table:table-cell>
          <table:table-cell table:formula="of:=[.F115]/[.D115]" office:value-type="float" office:value="0.351667563206025" calcext:value-type="float">
            <text:p>0,3516675632060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.61" calcext:value-type="float">
            <text:p>1,61</text:p>
          </table:table-cell>
          <table:table-cell table:formula="of:=[.$E$101]/[.E116]" office:value-type="float" office:value="16.2422360248447" calcext:value-type="float">
            <text:p>16,2422360248447</text:p>
          </table:table-cell>
          <table:table-cell table:formula="of:=[.F116]/[.D116]" office:value-type="float" office:value="0.338379917184265" calcext:value-type="float">
            <text:p>0,338379917184265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.9" calcext:value-type="float">
            <text:p>42,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.82" calcext:value-type="float">
            <text:p>21,82</text:p>
          </table:table-cell>
          <table:table-cell table:formula="of:=[.$E$118]/[.E119]" office:value-type="float" office:value="1.96608615948671" calcext:value-type="float">
            <text:p>1,96608615948671</text:p>
          </table:table-cell>
          <table:table-cell table:formula="of:=[.F119]/[.D119]" office:value-type="float" office:value="0.983043079743355" calcext:value-type="float">
            <text:p>0,9830430797433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.33" calcext:value-type="float">
            <text:p>11,33</text:p>
          </table:table-cell>
          <table:table-cell table:formula="of:=[.$E$118]/[.E120]" office:value-type="float" office:value="3.78640776699029" calcext:value-type="float">
            <text:p>3,78640776699029</text:p>
          </table:table-cell>
          <table:table-cell table:formula="of:=[.F120]/[.D120]" office:value-type="float" office:value="0.946601941747573" calcext:value-type="float">
            <text:p>0,9466019417475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$E$118]/[.E121]" office:value-type="float" office:value="5.5" calcext:value-type="float">
            <text:p>5,5</text:p>
          </table:table-cell>
          <table:table-cell table:formula="of:=[.F121]/[.D121]" office:value-type="float" office:value="0.916666666666667" calcext:value-type="float">
            <text:p>0,916666666666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36" calcext:value-type="float">
            <text:p>6,36</text:p>
          </table:table-cell>
          <table:table-cell table:formula="of:=[.$E$118]/[.E122]" office:value-type="float" office:value="6.74528301886792" calcext:value-type="float">
            <text:p>6,74528301886792</text:p>
          </table:table-cell>
          <table:table-cell table:formula="of:=[.F122]/[.D122]" office:value-type="float" office:value="0.84316037735849" calcext:value-type="float">
            <text:p>0,843160377358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.21" calcext:value-type="float">
            <text:p>5,21</text:p>
          </table:table-cell>
          <table:table-cell table:formula="of:=[.$E$118]/[.E123]" office:value-type="float" office:value="8.2341650671785" calcext:value-type="float">
            <text:p>8,2341650671785</text:p>
          </table:table-cell>
          <table:table-cell table:formula="of:=[.F123]/[.D123]" office:value-type="float" office:value="0.82341650671785" calcext:value-type="float">
            <text:p>0,823416506717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.49" calcext:value-type="float">
            <text:p>4,49</text:p>
          </table:table-cell>
          <table:table-cell table:formula="of:=[.$E$118]/[.E124]" office:value-type="float" office:value="9.55456570155902" calcext:value-type="float">
            <text:p>9,55456570155902</text:p>
          </table:table-cell>
          <table:table-cell table:formula="of:=[.F124]/[.D124]" office:value-type="float" office:value="0.796213808463252" calcext:value-type="float">
            <text:p>0,7962138084632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62" calcext:value-type="float">
            <text:p>3,62</text:p>
          </table:table-cell>
          <table:table-cell table:formula="of:=[.$E$118]/[.E125]" office:value-type="float" office:value="11.8508287292818" calcext:value-type="float">
            <text:p>11,8508287292818</text:p>
          </table:table-cell>
          <table:table-cell table:formula="of:=[.F125]/[.D125]" office:value-type="float" office:value="0.74067679558011" calcext:value-type="float">
            <text:p>0,740676795580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.52" calcext:value-type="float">
            <text:p>2,52</text:p>
          </table:table-cell>
          <table:table-cell table:formula="of:=[.$E$118]/[.E126]" office:value-type="float" office:value="17.0238095238095" calcext:value-type="float">
            <text:p>17,0238095238095</text:p>
          </table:table-cell>
          <table:table-cell table:formula="of:=[.F126]/[.D126]" office:value-type="float" office:value="0.709325396825397" calcext:value-type="float">
            <text:p>0,7093253968253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.84" calcext:value-type="float">
            <text:p>1,84</text:p>
          </table:table-cell>
          <table:table-cell table:formula="of:=[.$E$118]/[.E127]" office:value-type="float" office:value="23.3152173913043" calcext:value-type="float">
            <text:p>23,3152173913043</text:p>
          </table:table-cell>
          <table:table-cell table:formula="of:=[.F127]/[.D127]" office:value-type="float" office:value="0.728600543478261" calcext:value-type="float">
            <text:p>0,7286005434782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.18" calcext:value-type="float">
            <text:p>1,18</text:p>
          </table:table-cell>
          <table:table-cell table:formula="of:=[.$E$118]/[.E128]" office:value-type="float" office:value="36.3559322033898" calcext:value-type="float">
            <text:p>36,3559322033898</text:p>
          </table:table-cell>
          <table:table-cell table:formula="of:=[.F128]/[.D128]" office:value-type="float" office:value="0.757415254237288" calcext:value-type="float">
            <text:p>0,7574152542372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9" calcext:value-type="float">
            <text:p>0,99</text:p>
          </table:table-cell>
          <table:table-cell table:formula="of:=[.$E$118]/[.E129]" office:value-type="float" office:value="43.3333333333333" calcext:value-type="float">
            <text:p>43,3333333333333</text:p>
          </table:table-cell>
          <table:table-cell table:formula="of:=[.F129]/[.D129]" office:value-type="float" office:value="0.677083333333333" calcext:value-type="float">
            <text:p>0,6770833333333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73" calcext:value-type="float">
            <text:p>0,73</text:p>
          </table:table-cell>
          <table:table-cell table:formula="of:=[.$E$118]/[.E130]" office:value-type="float" office:value="58.7671232876712" calcext:value-type="float">
            <text:p>58,7671232876712</text:p>
          </table:table-cell>
          <table:table-cell table:formula="of:=[.F130]/[.D130]" office:value-type="float" office:value="0.612157534246575" calcext:value-type="float">
            <text:p>0,6121575342465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68" calcext:value-type="float">
            <text:p>0,68</text:p>
          </table:table-cell>
          <table:table-cell table:formula="of:=[.$E$118]/[.E131]" office:value-type="float" office:value="63.0882352941176" calcext:value-type="float">
            <text:p>63,0882352941176</text:p>
          </table:table-cell>
          <table:table-cell table:formula="of:=[.F131]/[.D131]" office:value-type="float" office:value="0.492876838235294" calcext:value-type="float">
            <text:p>0,4928768382352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table:formula="of:=[.$E$118]/[.E132]" office:value-type="float" office:value="45.1578947368421" calcext:value-type="float">
            <text:p>45,1578947368421</text:p>
          </table:table-cell>
          <table:table-cell table:formula="of:=[.F132]/[.D132]" office:value-type="float" office:value="0.301052631578947" calcext:value-type="float">
            <text:p>0,3010526315789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.34" calcext:value-type="float">
            <text:p>1,34</text:p>
          </table:table-cell>
          <table:table-cell table:formula="of:=[.$E$118]/[.E133]" office:value-type="float" office:value="32.0149253731343" calcext:value-type="float">
            <text:p>32,0149253731343</text:p>
          </table:table-cell>
          <table:table-cell table:formula="of:=[.F133]/[.D133]" office:value-type="float" office:value="0.182942430703625" calcext:value-type="float">
            <text:p>0,1829424307036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,5</text:p>
          </table:table-cell>
          <table:table-cell table:formula="of:=[.$E$118]/[.E134]" office:value-type="float" office:value="85.8" calcext:value-type="float">
            <text:p>85,8</text:p>
          </table:table-cell>
          <table:table-cell table:formula="of:=[.F134]/[.D134]" office:value-type="float" office:value="0.429" calcext:value-type="float">
            <text:p>0,4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0.8" calcext:value-type="float">
            <text:p>0,8</text:p>
          </table:table-cell>
          <table:table-cell table:formula="of:=[.$E$118]/[.E135]" office:value-type="float" office:value="53.625" calcext:value-type="float">
            <text:p>53,625</text:p>
          </table:table-cell>
          <table:table-cell table:formula="of:=[.F135]/[.D135]" office:value-type="float" office:value="0.238333333333333" calcext:value-type="float">
            <text:p>0,2383333333333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42" calcext:value-type="float">
            <text:p>0,42</text:p>
          </table:table-cell>
          <table:table-cell table:formula="of:=[.$E$118]/[.E136]" office:value-type="float" office:value="102.142857142857" calcext:value-type="float">
            <text:p>102,142857142857</text:p>
          </table:table-cell>
          <table:table-cell table:formula="of:=[.F136]/[.D136]" office:value-type="float" office:value="0.408571428571429" calcext:value-type="float">
            <text:p>0,4085714285714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0.78" calcext:value-type="float">
            <text:p>0,78</text:p>
          </table:table-cell>
          <table:table-cell table:formula="of:=[.$E$118]/[.E137]" office:value-type="float" office:value="55" calcext:value-type="float">
            <text:p>55</text:p>
          </table:table-cell>
          <table:table-cell table:formula="of:=[.F137]/[.D137]" office:value-type="float" office:value="0.2" calcext:value-type="float">
            <text:p>0,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.02" calcext:value-type="float">
            <text:p>2,02</text:p>
          </table:table-cell>
          <table:table-cell table:formula="of:=[.$E$118]/[.E138]" office:value-type="float" office:value="21.2376237623762" calcext:value-type="float">
            <text:p>21,2376237623762</text:p>
          </table:table-cell>
          <table:table-cell table:formula="of:=[.F138]/[.D138]" office:value-type="float" office:value="0.0707920792079208" calcext:value-type="float">
            <text:p>0,07079207920792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1.36" calcext:value-type="float">
            <text:p>1,36</text:p>
          </table:table-cell>
          <table:table-cell table:formula="of:=[.$E$118]/[.E139]" office:value-type="float" office:value="31.5441176470588" calcext:value-type="float">
            <text:p>31,5441176470588</text:p>
          </table:table-cell>
          <table:table-cell table:formula="of:=[.F139]/[.D139]" office:value-type="float" office:value="0.0970588235294118" calcext:value-type="float">
            <text:p>0,09705882352941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1.15" calcext:value-type="float">
            <text:p>1,15</text:p>
          </table:table-cell>
          <table:table-cell table:formula="of:=[.$E$118]/[.E140]" office:value-type="float" office:value="37.304347826087" calcext:value-type="float">
            <text:p>37,304347826087</text:p>
          </table:table-cell>
          <table:table-cell table:formula="of:=[.F140]/[.D140]" office:value-type="float" office:value="0.106583850931677" calcext:value-type="float">
            <text:p>0,1065838509316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0.42" calcext:value-type="float">
            <text:p>0,42</text:p>
          </table:table-cell>
          <table:table-cell table:formula="of:=[.$E$118]/[.E141]" office:value-type="float" office:value="102.142857142857" calcext:value-type="float">
            <text:p>102,142857142857</text:p>
          </table:table-cell>
          <table:table-cell table:formula="of:=[.F141]/[.D141]" office:value-type="float" office:value="0.265997023809524" calcext:value-type="float">
            <text:p>0,265997023809524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.02" calcext:value-type="float">
            <text:p>171,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.87" calcext:value-type="float">
            <text:p>86,87</text:p>
          </table:table-cell>
          <table:table-cell table:formula="of:=[.$E$143]/[.E144]" office:value-type="float" office:value="1.96868884540117" calcext:value-type="float">
            <text:p>1,96868884540117</text:p>
          </table:table-cell>
          <table:table-cell table:formula="of:=[.F144]/[.D144]" office:value-type="float" office:value="0.984344422700587" calcext:value-type="float">
            <text:p>0,9843444227005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.94" calcext:value-type="float">
            <text:p>44,94</text:p>
          </table:table-cell>
          <table:table-cell table:formula="of:=[.$E$143]/[.E145]" office:value-type="float" office:value="3.80551846906987" calcext:value-type="float">
            <text:p>3,80551846906987</text:p>
          </table:table-cell>
          <table:table-cell table:formula="of:=[.F145]/[.D145]" office:value-type="float" office:value="0.951379617267468" calcext:value-type="float">
            <text:p>0,9513796172674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.93" calcext:value-type="float">
            <text:p>30,93</text:p>
          </table:table-cell>
          <table:table-cell table:formula="of:=[.$E$143]/[.E146]" office:value-type="float" office:value="5.52925961849337" calcext:value-type="float">
            <text:p>5,52925961849337</text:p>
          </table:table-cell>
          <table:table-cell table:formula="of:=[.F146]/[.D146]" office:value-type="float" office:value="0.921543269748895" calcext:value-type="float">
            <text:p>0,9215432697488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.25" calcext:value-type="float">
            <text:p>24,25</text:p>
          </table:table-cell>
          <table:table-cell table:formula="of:=[.$E$143]/[.E147]" office:value-type="float" office:value="7.05237113402062" calcext:value-type="float">
            <text:p>7,05237113402062</text:p>
          </table:table-cell>
          <table:table-cell table:formula="of:=[.F147]/[.D147]" office:value-type="float" office:value="0.881546391752577" calcext:value-type="float">
            <text:p>0,8815463917525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.67" calcext:value-type="float">
            <text:p>19,67</text:p>
          </table:table-cell>
          <table:table-cell table:formula="of:=[.$E$143]/[.E148]" office:value-type="float" office:value="8.69445856634469" calcext:value-type="float">
            <text:p>8,69445856634469</text:p>
          </table:table-cell>
          <table:table-cell table:formula="of:=[.F148]/[.D148]" office:value-type="float" office:value="0.869445856634469" calcext:value-type="float">
            <text:p>0,8694458566344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.86" calcext:value-type="float">
            <text:p>16,86</text:p>
          </table:table-cell>
          <table:table-cell table:formula="of:=[.$E$143]/[.E149]" office:value-type="float" office:value="10.1435349940688" calcext:value-type="float">
            <text:p>10,1435349940688</text:p>
          </table:table-cell>
          <table:table-cell table:formula="of:=[.F149]/[.D149]" office:value-type="float" office:value="0.845294582839067" calcext:value-type="float">
            <text:p>0,8452945828390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.46" calcext:value-type="float">
            <text:p>13,46</text:p>
          </table:table-cell>
          <table:table-cell table:formula="of:=[.$E$143]/[.E150]" office:value-type="float" office:value="12.7057949479941" calcext:value-type="float">
            <text:p>12,7057949479941</text:p>
          </table:table-cell>
          <table:table-cell table:formula="of:=[.F150]/[.D150]" office:value-type="float" office:value="0.794112184249628" calcext:value-type="float">
            <text:p>0,7941121842496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.15" calcext:value-type="float">
            <text:p>9,15</text:p>
          </table:table-cell>
          <table:table-cell table:formula="of:=[.$E$143]/[.E151]" office:value-type="float" office:value="18.6907103825137" calcext:value-type="float">
            <text:p>18,6907103825137</text:p>
          </table:table-cell>
          <table:table-cell table:formula="of:=[.F151]/[.D151]" office:value-type="float" office:value="0.778779599271403" calcext:value-type="float">
            <text:p>0,7787795992714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.53" calcext:value-type="float">
            <text:p>7,53</text:p>
          </table:table-cell>
          <table:table-cell table:formula="of:=[.$E$143]/[.E152]" office:value-type="float" office:value="22.7118193891102" calcext:value-type="float">
            <text:p>22,7118193891102</text:p>
          </table:table-cell>
          <table:table-cell table:formula="of:=[.F152]/[.D152]" office:value-type="float" office:value="0.709744355909695" calcext:value-type="float">
            <text:p>0,7097443559096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.38" calcext:value-type="float">
            <text:p>5,38</text:p>
          </table:table-cell>
          <table:table-cell table:formula="of:=[.$E$143]/[.E153]" office:value-type="float" office:value="31.7881040892193" calcext:value-type="float">
            <text:p>31,7881040892193</text:p>
          </table:table-cell>
          <table:table-cell table:formula="of:=[.F153]/[.D153]" office:value-type="float" office:value="0.662252168525403" calcext:value-type="float">
            <text:p>0,6622521685254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.49" calcext:value-type="float">
            <text:p>4,49</text:p>
          </table:table-cell>
          <table:table-cell table:formula="of:=[.$E$143]/[.E154]" office:value-type="float" office:value="38.0890868596882" calcext:value-type="float">
            <text:p>38,0890868596882</text:p>
          </table:table-cell>
          <table:table-cell table:formula="of:=[.F154]/[.D154]" office:value-type="float" office:value="0.595141982182628" calcext:value-type="float">
            <text:p>0,5951419821826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.15" calcext:value-type="float">
            <text:p>3,15</text:p>
          </table:table-cell>
          <table:table-cell table:formula="of:=[.$E$143]/[.E155]" office:value-type="float" office:value="54.2920634920635" calcext:value-type="float">
            <text:p>54,2920634920635</text:p>
          </table:table-cell>
          <table:table-cell table:formula="of:=[.F155]/[.D155]" office:value-type="float" office:value="0.565542328042328" calcext:value-type="float">
            <text:p>0,5655423280423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.59" calcext:value-type="float">
            <text:p>2,59</text:p>
          </table:table-cell>
          <table:table-cell table:formula="of:=[.$E$143]/[.E156]" office:value-type="float" office:value="66.030888030888" calcext:value-type="float">
            <text:p>66,030888030888</text:p>
          </table:table-cell>
          <table:table-cell table:formula="of:=[.F156]/[.D156]" office:value-type="float" office:value="0.515866312741313" calcext:value-type="float">
            <text:p>0,5158663127413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.49" calcext:value-type="float">
            <text:p>3,49</text:p>
          </table:table-cell>
          <table:table-cell table:formula="of:=[.$E$143]/[.E157]" office:value-type="float" office:value="49.0028653295129" calcext:value-type="float">
            <text:p>49,0028653295129</text:p>
          </table:table-cell>
          <table:table-cell table:formula="of:=[.F157]/[.D157]" office:value-type="float" office:value="0.326685768863419" calcext:value-type="float">
            <text:p>0,3266857688634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2.07" calcext:value-type="float">
            <text:p>2,07</text:p>
          </table:table-cell>
          <table:table-cell table:formula="of:=[.$E$143]/[.E158]" office:value-type="float" office:value="82.6183574879227" calcext:value-type="float">
            <text:p>82,6183574879227</text:p>
          </table:table-cell>
          <table:table-cell table:formula="of:=[.F158]/[.D158]" office:value-type="float" office:value="0.472104899930987" calcext:value-type="float">
            <text:p>0,4721048999309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.77" calcext:value-type="float">
            <text:p>1,77</text:p>
          </table:table-cell>
          <table:table-cell table:formula="of:=[.$E$143]/[.E159]" office:value-type="float" office:value="96.6214689265537" calcext:value-type="float">
            <text:p>96,6214689265537</text:p>
          </table:table-cell>
          <table:table-cell table:formula="of:=[.F159]/[.D159]" office:value-type="float" office:value="0.483107344632768" calcext:value-type="float">
            <text:p>0,4831073446327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3.09" calcext:value-type="float">
            <text:p>3,09</text:p>
          </table:table-cell>
          <table:table-cell table:formula="of:=[.$E$143]/[.E160]" office:value-type="float" office:value="55.3462783171521" calcext:value-type="float">
            <text:p>55,3462783171521</text:p>
          </table:table-cell>
          <table:table-cell table:formula="of:=[.F160]/[.D160]" office:value-type="float" office:value="0.245983459187343" calcext:value-type="float">
            <text:p>0,2459834591873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.5" calcext:value-type="float">
            <text:p>1,5</text:p>
          </table:table-cell>
          <table:table-cell table:formula="of:=[.$E$143]/[.E161]" office:value-type="float" office:value="114.013333333333" calcext:value-type="float">
            <text:p>114,013333333333</text:p>
          </table:table-cell>
          <table:table-cell table:formula="of:=[.F161]/[.D161]" office:value-type="float" office:value="0.456053333333333" calcext:value-type="float">
            <text:p>0,4560533333333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2.95" calcext:value-type="float">
            <text:p>2,95</text:p>
          </table:table-cell>
          <table:table-cell table:formula="of:=[.$E$143]/[.E162]" office:value-type="float" office:value="57.9728813559322" calcext:value-type="float">
            <text:p>57,9728813559322</text:p>
          </table:table-cell>
          <table:table-cell table:formula="of:=[.F162]/[.D162]" office:value-type="float" office:value="0.210810477657935" calcext:value-type="float">
            <text:p>0,2108104776579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.96" calcext:value-type="float">
            <text:p>2,96</text:p>
          </table:table-cell>
          <table:table-cell table:formula="of:=[.$E$143]/[.E163]" office:value-type="float" office:value="57.777027027027" calcext:value-type="float">
            <text:p>57,777027027027</text:p>
          </table:table-cell>
          <table:table-cell table:formula="of:=[.F163]/[.D163]" office:value-type="float" office:value="0.19259009009009" calcext:value-type="float">
            <text:p>0,192590090090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5.38" calcext:value-type="float">
            <text:p>5,38</text:p>
          </table:table-cell>
          <table:table-cell table:formula="of:=[.$E$143]/[.E164]" office:value-type="float" office:value="31.7881040892193" calcext:value-type="float">
            <text:p>31,7881040892193</text:p>
          </table:table-cell>
          <table:table-cell table:formula="of:=[.F164]/[.D164]" office:value-type="float" office:value="0.0978095510437518" calcext:value-type="float">
            <text:p>0,09780955104375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4.5" calcext:value-type="float">
            <text:p>4,5</text:p>
          </table:table-cell>
          <table:table-cell table:formula="of:=[.$E$143]/[.E165]" office:value-type="float" office:value="38.0044444444444" calcext:value-type="float">
            <text:p>38,0044444444444</text:p>
          </table:table-cell>
          <table:table-cell table:formula="of:=[.F165]/[.D165]" office:value-type="float" office:value="0.108584126984127" calcext:value-type="float">
            <text:p>0,1085841269841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1.46" calcext:value-type="float">
            <text:p>1,46</text:p>
          </table:table-cell>
          <table:table-cell table:formula="of:=[.$E$143]/[.E166]" office:value-type="float" office:value="117.13698630137" calcext:value-type="float">
            <text:p>117,13698630137</text:p>
          </table:table-cell>
          <table:table-cell table:formula="of:=[.F166]/[.D166]" office:value-type="float" office:value="0.305044235159817" calcext:value-type="float">
            <text:p>0,30504423515981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/>
    <style:font-face style:name="DejaVu Serif1" svg:font-family="'DejaVu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17:39:56.699200694</meta:creation-date>
    <meta:generator>LibreOffice/7.3.7.2$Linux_X86_64 LibreOffice_project/30$Build-2</meta:generator>
    <dc:date>2023-03-14T09:22:48.520211500</dc:date>
    <meta:editing-duration>PT1H5M33S</meta:editing-duration>
    <meta:editing-cycles>10</meta:editing-cycles>
    <meta:document-statistic meta:table-count="1" meta:cell-count="810" meta:object-count="0"/>
  </office:meta>
</office:document-meta>
</file>